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aa6" officeooo:paragraph-rsid="000f2aa6"/>
    </style:style>
    <style:style style:name="P2" style:family="paragraph" style:parent-style-name="Standard">
      <style:text-properties officeooo:rsid="0024614a" officeooo:paragraph-rsid="0024614a"/>
    </style:style>
    <style:style style:name="P3" style:family="paragraph" style:parent-style-name="Standard">
      <style:text-properties officeooo:rsid="000f2aa6" officeooo:paragraph-rsid="002af66c"/>
    </style:style>
    <style:style style:name="P4" style:family="paragraph" style:parent-style-name="Standard">
      <style:text-properties officeooo:rsid="000f2aa6" officeooo:paragraph-rsid="001e4623"/>
    </style:style>
    <style:style style:name="P5" style:family="paragraph" style:parent-style-name="Standard">
      <style:text-properties officeooo:rsid="0020db69" officeooo:paragraph-rsid="002af66c"/>
    </style:style>
    <style:style style:name="P6" style:family="paragraph" style:parent-style-name="Standard">
      <style:text-properties officeooo:rsid="002289d0" officeooo:paragraph-rsid="002289d0"/>
    </style:style>
    <style:style style:name="P7" style:family="paragraph" style:parent-style-name="Standard">
      <style:paragraph-properties fo:break-before="page"/>
      <style:text-properties officeooo:rsid="0020db69" officeooo:paragraph-rsid="0020db69"/>
    </style:style>
    <style:style style:name="P8" style:family="paragraph" style:parent-style-name="Standard">
      <style:text-properties officeooo:rsid="0020db69" officeooo:paragraph-rsid="0020db69"/>
    </style:style>
    <style:style style:name="P9" style:family="paragraph" style:parent-style-name="Standard">
      <style:text-properties officeooo:rsid="000f2aa6" officeooo:paragraph-rsid="00274aca"/>
    </style:style>
    <style:style style:name="P10" style:family="paragraph" style:parent-style-name="Standard">
      <style:text-properties officeooo:rsid="0010ede0" officeooo:paragraph-rsid="002e82ce"/>
    </style:style>
    <style:style style:name="P11" style:family="paragraph" style:parent-style-name="Standard">
      <style:text-properties officeooo:rsid="000f2aa6" officeooo:paragraph-rsid="002e82ce"/>
    </style:style>
    <style:style style:name="P12" style:family="paragraph" style:parent-style-name="Standard">
      <style:text-properties officeooo:rsid="0010ede0" officeooo:paragraph-rsid="001ede43"/>
    </style:style>
    <style:style style:name="P13" style:family="paragraph" style:parent-style-name="Standard">
      <style:text-properties officeooo:rsid="002ffb95" officeooo:paragraph-rsid="002ffb95"/>
    </style:style>
    <style:style style:name="P14" style:family="paragraph" style:parent-style-name="Standard">
      <style:text-properties officeooo:rsid="0012bcfe" officeooo:paragraph-rsid="001ede43"/>
    </style:style>
    <style:style style:name="P15" style:family="paragraph" style:parent-style-name="Standard">
      <style:text-properties officeooo:rsid="001ede43" officeooo:paragraph-rsid="001ede43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12bcfe" officeooo:paragraph-rsid="0012bcfe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141b34" officeooo:paragraph-rsid="001ede43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158ace" officeooo:paragraph-rsid="001ede43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141b34" officeooo:paragraph-rsid="00141b34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 officeooo:rsid="0018e45a" officeooo:paragraph-rsid="001ede43"/>
    </style:style>
    <style:style style:name="T1" style:family="text">
      <style:text-properties officeooo:rsid="00111278"/>
    </style:style>
    <style:style style:name="T2" style:family="text">
      <style:text-properties officeooo:rsid="002812b5"/>
    </style:style>
    <style:style style:name="T3" style:family="text">
      <style:text-properties officeooo:rsid="0010ede0"/>
    </style:style>
    <style:style style:name="T4" style:family="text">
      <style:text-properties officeooo:rsid="001e1a5b"/>
    </style:style>
    <style:style style:name="T5" style:family="text">
      <style:text-properties officeooo:rsid="0020db69"/>
    </style:style>
    <style:style style:name="T6" style:family="text">
      <style:text-properties officeooo:rsid="0024614a"/>
    </style:style>
    <style:style style:name="T7" style:family="text">
      <style:text-properties officeooo:rsid="0021f07c"/>
    </style:style>
    <style:style style:name="T8" style:family="text">
      <style:text-properties officeooo:rsid="0029ecc0"/>
    </style:style>
    <style:style style:name="T9" style:family="text">
      <style:text-properties officeooo:rsid="002d8e86"/>
    </style:style>
    <style:style style:name="T10" style:family="text">
      <style:text-properties officeooo:rsid="002af66c"/>
    </style:style>
    <style:style style:name="T11" style:family="text">
      <style:text-properties officeooo:rsid="00215685"/>
    </style:style>
    <style:style style:name="T12" style:family="text">
      <style:text-properties officeooo:rsid="002c2105"/>
    </style:style>
    <style:style style:name="T13" style:family="text">
      <style:text-properties officeooo:rsid="00274aca"/>
    </style:style>
    <style:style style:name="T14" style:family="text">
      <style:text-properties officeooo:rsid="00254531"/>
    </style:style>
    <style:style style:name="T15" style:family="text">
      <style:text-properties officeooo:rsid="002732be"/>
    </style:style>
    <style:style style:name="T16" style:family="text">
      <style:text-properties officeooo:rsid="001e4623"/>
    </style:style>
    <style:style style:name="T17" style:family="text">
      <style:text-properties officeooo:rsid="002e82ce"/>
    </style:style>
    <style:style style:name="T18" style:family="text">
      <style:text-properties officeooo:rsid="001c5d3f"/>
    </style:style>
    <style:style style:name="T19" style:family="text">
      <style:text-properties officeooo:rsid="0030bd29"/>
    </style:style>
    <style:style style:name="T20" style:family="text">
      <style:text-properties officeooo:rsid="0012bcfe"/>
    </style:style>
    <style:style style:name="T21" style:family="text">
      <style:text-properties officeooo:rsid="001ede43"/>
    </style:style>
    <style:style style:name="T22" style:family="text">
      <style:text-properties officeooo:rsid="00158ace"/>
    </style:style>
    <style:style style:name="T23" style:family="text">
      <style:text-properties officeooo:rsid="0016ece3"/>
    </style:style>
    <style:style style:name="T24" style:family="text">
      <style:text-properties officeooo:rsid="001a95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to Celestial Empire Area’s Wildlife <text:span text:style-name="T1">an Terrain</text:span><text:line-break/></text:p>
      <text:p text:style-name="P1"><text:tab/>Wood Types:<text:line-break/> </text:p>
      <text:p text:style-name="P1">Common Species: Maple, Oak, Pine</text:p>
      <text:p text:style-name="P1">Uncommon Species: Birch</text:p>
      <text:p text:style-name="P1">Rare Species: Walnut</text:p>
      <text:p text:style-name="P1"/>
      <text:p text:style-name="P1"><text:tab/>Fauna Types:</text:p>
      <text:p text:style-name="P1"/>
      <text:p text:style-name="P1">Common Creatures: Rabbits, Wolves</text:p>
      <text:p text:style-name="P1"/>
      <text:p text:style-name="P1">Uncommon Species: Boar, Chicken, and Brown Bear</text:p>
      <text:p text:style-name="P1"/>
      <text:p text:style-name="P2">Unknown: Black Bears, <text:span text:style-name="T2">BigHorn Goat</text:span></text:p>
      <text:p text:style-name="P1"/>
      <text:p text:style-name="P1"><text:tab/>Flora:<text:line-break/></text:p>
      <text:p text:style-name="P3">Common: Cow Parsley, Lily of the Valley, Tule, Cattails, <text:span text:style-name="T3">Cranberrys, </text:span><text:span text:style-name="T4">Red Top Grass, </text:span><text:span text:style-name="T5">Eagle Fern, </text:span><text:span text:style-name="T6">Horse Tail,</text:span><text:span text:style-name="T5"> </text:span><text:span text:style-name="T7">Wild Vine, </text:span><text:span text:style-name="T8">Dwarf Furze, </text:span><text:span text:style-name="T9">H</text:span><text:span text:style-name="T10">eather, </text:span><text:span text:style-name="T9">W</text:span><text:span text:style-name="T10">oad, </text:span><text:span text:style-name="T9">R</text:span><text:span text:style-name="T8">ed/</text:span><text:span text:style-name="T9">B</text:span><text:span text:style-name="T8">lue </text:span><text:span text:style-name="T9">L</text:span><text:span text:style-name="T8">upin</text:span><text:span text:style-name="T9">e</text:span><text:span text:style-name="T8">s,</text:span></text:p>
      <text:p text:style-name="P4"><text:line-break/>Uncommon: <text:span text:style-name="T3">Black Currants, Red Currants, </text:span><text:span text:style-name="T4">Lily Pads,</text:span><text:span text:style-name="T5">Cinnamon Fern, </text:span><text:span text:style-name="T6">Deer Fern, C</text:span><text:span text:style-name="T2">a</text:span><text:span text:style-name="T6">tmint</text:span></text:p>
      <text:p text:style-name="P4"/>
      <text:p text:style-name="P3">Rare: <text:span text:style-name="T3">White Currants, Blueberries, </text:span><text:span text:style-name="T5"><text:s/>Wild Daisy, </text:span><text:span text:style-name="T6">forget me not, </text:span></text:p>
      <text:p text:style-name="P1"/>
      <text:p text:style-name="P5">Unknown <text:span text:style-name="T11">C</text:span>ommonicity:</text:p>
      <text:p text:style-name="P5"/>
      <text:p text:style-name="P5"><text:span text:style-name="T10">Known Wild Crops: spelt, rye, turnmips, onions, parsnips, carrots</text:span><text:line-break/></text:p>
      <text:p text:style-name="P6"><text:tab/>Ruins Found: </text:p>
      <text:p text:style-name="P6">Above Ground: <text:span text:style-name="T12">2</text:span><text:line-break/>Below Ground: 1</text:p>
      <text:p text:style-name="P7"/>
      <text:p text:style-name="P8"/>
      <text:p text:style-name="P1"><text:tab/>Mycosphere Spore Types:</text:p>
      <text:p text:style-name="P1"/>
      <text:p text:style-name="P9">Common: Puffball(edible), Indigo Milkcap (Edible), <text:span text:style-name="T13">W</text:span><text:span text:style-name="T14">itches </text:span><text:span text:style-name="T13">H</text:span><text:span text:style-name="T14">at </text:span><text:span text:style-name="T13">(Inedible, Poisonous)</text:span><text:span text:style-name="T14"><text:line-break/><text:line-break/></text:span><text:span text:style-name="T15">U</text:span><text:span text:style-name="T14">nk</text:span><text:span text:style-name="T15">n</text:span><text:span text:style-name="T14">own: White Oyster</text:span></text:p>
      <text:p text:style-name="P1"><text:tab/>GeoStrata Type:<text:line-break/><text:line-break/>Igneous</text:p>
      <text:p text:style-name="P1"/>
      <text:p text:style-name="P4"><text:tab/>Stones <text:span text:style-name="T16">Types</text:span>:</text:p>
      <text:p text:style-name="P4"><text:s/>Granite, Andesite<text:line-break/><text:line-break/><text:tab/><text:span text:style-name="T3">Geo Activity: </text:span></text:p>
      <text:p text:style-name="P10">High Hills and Mountainous with <text:span text:style-name="T17">Abundant </text:span>Caves</text:p>
      <text:p text:style-name="P11"><text:span text:style-name="T3"><text:line-break/></text:span><text:span text:style-name="T18">No Hot Springs or Volcanic Activity</text:span></text:p>
      <text:p text:style-name="P11"/>
      <text:p text:style-name="P11"><text:span text:style-name="T18">Terrain Anomalies </text:span><text:span text:style-name="T17">Spotted: Floating Rocks</text:span></text:p>
      <text:p text:style-name="P1"/>
      <text:p text:style-name="P12"><text:tab/>Rift activity: </text:p>
      <text:p text:style-name="P12">Sporadic yet Stable</text:p>
      <text:p text:style-name="P12"/>
      <text:p text:style-name="P13">Edrtich <text:span text:style-name="T19">B</text:span>eing <text:span text:style-name="T19">C</text:span>ommonictiy <text:line-break/><text:span text:style-name="T19">M</text:span>ost Common: Drifters , Shivers<text:line-break/><text:span text:style-name="T19">C</text:span>ommon: Bowtorn</text:p>
      <text:p text:style-name="P12"/>
      <text:p text:style-name="P12"><text:span text:style-name="T20"><text:tab/>Clay Type</text:span><text:span text:style-name="T21">s</text:span><text:span text:style-name="T20">: </text:span></text:p>
      <text:p text:style-name="P14"><text:span text:style-name="T21">Common: </text:span>Red Clay</text:p>
      <text:p text:style-name="P15">Uncommon: ?</text:p>
      <text:p text:style-name="P16"/>
      <text:p text:style-name="P17"><text:tab/>Common Metal<text:span text:style-name="T21">s</text:span>: </text:p>
      <text:p text:style-name="P17">Unknown<text:line-break/><text:line-break/> <text:tab/><text:span text:style-name="T22">Availible </text:span><text:span text:style-name="T23">Minerals</text:span><text:span text:style-name="T22">: </text:span></text:p>
      <text:p text:style-name="P18">Bismuth, Copper, Quartz</text:p>
      <text:p text:style-name="P19"/>
      <text:p text:style-name="P20"/>
      <text:p text:style-name="P20"><text:span text:style-name="T24"><text:tab/>Native </text:span>Soil Fertility: </text:p>
      <text:p text:style-name="P20">Medium - L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18:58:42.915957837</meta:creation-date>
    <dc:date>2025-07-31T20:34:13.680625369</dc:date>
    <meta:editing-duration>PT1H5M45S</meta:editing-duration>
    <meta:editing-cycles>28</meta:editing-cycles>
    <meta:generator>LibreOffice/25.2.3.2$Linux_X86_64 LibreOffice_project/520$Build-2</meta:generator>
    <meta:document-statistic meta:table-count="0" meta:image-count="0" meta:object-count="0" meta:page-count="2" meta:paragraph-count="36" meta:word-count="182" meta:character-count="1302" meta:non-whitespace-character-count="1120"/>
  </office:meta>
</office:document-meta>
</file>